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0pt" style:font-size-asian="200pt" style:font-size-complex="200pt"/>
    </style:style>
    <style:style style:name="P2" style:family="paragraph">
      <style:text-properties fo:font-size="100pt" style:font-size-asian="100pt" style:font-size-complex="100pt"/>
    </style:style>
    <style:style style:name="P3" style:family="paragraph">
      <style:text-properties fo:font-size="20pt"/>
    </style:style>
    <style:style style:name="P4" style:family="paragraph">
      <style:text-properties fo:font-size="150pt" style:font-size-asian="150pt" style:font-size-complex="150pt"/>
    </style:style>
    <style:style style:name="T1" style:family="text">
      <style:text-properties fo:font-size="100pt" style:font-size-asian="100pt" style:font-size-complex="100pt"/>
    </style:style>
    <style:style style:name="T2" style:family="text">
      <style:text-properties fo:font-size="150pt" style:font-size-asian="150pt" style:font-size-complex="1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2" draw:layer="layout" svg:width="25.199cm" svg:height="4.916cm" svg:x="1.27cm" svg:y="7.837cm" presentation:class="title" presentation:user-transformed="true">
          <draw:text-box>
            <text:p text:style-name="P2"><text:span text:style-name="T1">Cogbot.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2" draw:layer="layout" svg:width="25.199cm" svg:height="4.916cm" svg:x="1.27cm" svg:y="7.837cm" presentation:class="title" presentation:user-transformed="true">
          <draw:text-box>
            <text:p text:style-name="P2"><text:span text:style-name="T1">Cogbot.libra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4" draw:layer="layout" svg:width="25.199cm" svg:height="7.376cm" svg:x="1.27cm" svg:y="6.607cm" presentation:class="title" presentation:user-transformed="true">
          <draw:text-box>
            <text:p text:style-name="P4"><text:span text:style-name="T2">Cogbot3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Comic Sans MS'" style:font-family-generic="script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Comic Sans MS'" style:font-family-generic="script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Comic Sans MS'" style:font-family-generic="script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Comic Sans MS'" style:font-family-generic="scrip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Comic Sans MS'" style:font-family-generic="scrip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Comic Sans MS'" style:font-family-generic="scrip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Comic Sans MS'" style:font-family-generic="script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Comic Sans MS'" style:font-family-generic="script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ne Ogborn</meta:initial-creator>
    <meta:creation-date>2011-06-27T10:18:50.33</meta:creation-date>
    <meta:editing-duration>PT1M17S</meta:editing-duration>
    <meta:editing-cycles>2</meta:editing-cycles>
    <dc:date>2011-06-27T10:35:17.49</dc:date>
    <dc:creator>Anne Ogborn</dc:creator>
    <meta:document-statistic meta:object-count="93"/>
    <meta:generator>OpenOffice.org/3.3$Win32 OpenOffice.org_project/330m20$Build-9567</meta:generator>
  </office:meta>
</office:document-meta>
</file>